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5mm" svg:height="90.05mm" svg:x="161.33mm" svg:y="29.48mm">
            <loext:p draw:notify-on-update-of-ranges="Sheet1.I17:Sheet1.I17 Sheet1.B16:Sheet1.B23 Sheet1.F15:Sheet1.F15 Sheet1.F16:Sheet1.F23 Sheet1.E15:Sheet1.E15 Sheet1.E16:Sheet1.E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Blue LED</text:p>
          </table:table-cell>
          <table:covered-table-cell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Luminous Intensity Iv</text:p>
          </table:table-cell>
          <table:covered-table-cell/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mc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stance d</text:p>
          </table:table-cell>
          <table:covered-table-cell/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lluminance Ev</text:p>
          </table:table-cell>
          <table:covered-table-cell/>
          <table:table-cell table:formula="of:=([.D3]/1000)/(POWER([.D4]/1000;2))" office:value-type="float" office:value="0.72" calcext:value-type="float">
            <text:p>0.72</text:p>
          </table:table-cell>
          <table:table-cell table:style-name="ce2" office:value-type="string" calcext:value-type="string">
            <text:p>lu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ixels per ring</text:p>
          </table:table-cell>
          <table:covered-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w 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lg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total Ev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7.5" calcext:value-type="float">
            <text:p>77.5</text:p>
          </table:table-cell>
          <table:table-cell table:formula="of:=ATAN([.C8]/([.$D$4]))" office:value-type="float" office:value="0.153776300119508" calcext:value-type="float">
            <text:p>0.1537763001</text:p>
          </table:table-cell>
          <table:table-cell table:formula="of:=[.$D$5]*COS([.D8])" office:value-type="float" office:value="0.711503788241918" calcext:value-type="float">
            <text:p>0.7115037882</text:p>
          </table:table-cell>
          <table:table-cell table:formula="of:=[.E8]*[.$D$6]" office:value-type="float" office:value="42.6902272945151" calcext:value-type="float">
            <text:p>42.690227294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ATAN([.C9]/([.$D$4]))" office:value-type="float" office:value="0.172275216953529" calcext:value-type="float">
            <text:p>0.172275217</text:p>
          </table:table-cell>
          <table:table-cell table:formula="of:=[.$D$5]*COS([.D9])" office:value-type="float" office:value="0.709342048583187" calcext:value-type="float">
            <text:p>0.7093420486</text:p>
          </table:table-cell>
          <table:table-cell table:formula="of:=[.E9]*[.$D$6]" office:value-type="float" office:value="42.5605229149913" calcext:value-type="float">
            <text:p>42.56052291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ATAN([.C10]/([.$D$4]))" office:value-type="float" office:value="0.191619728814645" calcext:value-type="float">
            <text:p>0.1916197288</text:p>
          </table:table-cell>
          <table:table-cell table:formula="of:=[.$D$5]*COS([.D10])" office:value-type="float" office:value="0.706821873769896" calcext:value-type="float">
            <text:p>0.7068218738</text:p>
          </table:table-cell>
          <table:table-cell table:formula="of:=[.E10]*[.$D$6]" office:value-type="float" office:value="42.4093124261938" calcext:value-type="float">
            <text:p>42.40931242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3"/>
          <table:table-cell table:formula="of:=SUM([.F8:.F10])" office:value-type="float" office:value="127.6600626357" calcext:value-type="float">
            <text:p>127.6600626357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e d</text:p>
          </table:table-cell>
          <table:table-cell office:value-type="string" calcext:value-type="string">
            <text:p>per ring</text:p>
          </table:table-cell>
          <table:table-cell office:value-type="string" calcext:value-type="string">
            <text:p>angle factor</text:p>
          </table:table-cell>
          <table:table-cell office:value-type="string" calcext:value-type="string">
            <text:p>with angle</text:p>
          </table:table-cell>
          <table:table-cell office:value-type="string" calcext:value-type="string">
            <text:p>without angle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 (([.$D$6])*([.$D$3]/1000)/POWER(([.B16]/1000);2))" office:value-type="float" office:value="120" calcext:value-type="float">
            <text:p>120</text:p>
          </table:table-cell>
          <table:table-cell table:formula="of:=COS(ATAN([.$C$8]/[.B16]))+COS(ATAN([.$C$9]/[.B16]))+COS(ATAN([.$C$10]/[.B16]))" office:value-type="float" office:value="2.88014260305166" calcext:value-type="float">
            <text:p>2.8801426031</text:p>
          </table:table-cell>
          <table:table-cell table:style-name="ce3" table:formula="of:=[.C16]*[.D16]" office:value-type="float" office:value="345.617112366199" calcext:value-type="float">
            <text:p>345.62</text:p>
          </table:table-cell>
          <table:table-cell table:style-name="ce3" table:formula="of:=[.C16]*3" office:value-type="float" office:value="360" calcext:value-type="float">
            <text:p>360.00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 (([.$D$6])*([.$D$3]/1000)/POWER(([.B17]/1000);2))" office:value-type="float" office:value="67.5" calcext:value-type="float">
            <text:p>67.5</text:p>
          </table:table-cell>
          <table:table-cell table:formula="of:=COS(ATAN([.$C$8]/[.B17]))+COS(ATAN([.$C$9]/[.B17]))+COS(ATAN([.$C$10]/[.B17]))" office:value-type="float" office:value="2.93073046259907" calcext:value-type="float">
            <text:p>2.9307304626</text:p>
          </table:table-cell>
          <table:table-cell table:style-name="ce3" table:formula="of:=[.C17]*[.D17]" office:value-type="float" office:value="197.824306225437" calcext:value-type="float">
            <text:p>197.82</text:p>
          </table:table-cell>
          <table:table-cell table:style-name="ce3" table:formula="of:=[.C17]*3" office:value-type="float" office:value="202.5" calcext:value-type="float">
            <text:p>202.50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 (([.$D$6])*([.$D$3]/1000)/POWER(([.B18]/1000);2))" office:value-type="float" office:value="43.2" calcext:value-type="float">
            <text:p>43.2</text:p>
          </table:table-cell>
          <table:table-cell table:formula="of:=COS(ATAN([.$C$8]/[.B18]))+COS(ATAN([.$C$9]/[.B18]))+COS(ATAN([.$C$10]/[.B18]))" office:value-type="float" office:value="2.95509404249306" calcext:value-type="float">
            <text:p>2.9550940425</text:p>
          </table:table-cell>
          <table:table-cell table:style-name="ce3" table:formula="of:=[.C18]*[.D18]" office:value-type="float" office:value="127.6600626357" calcext:value-type="float">
            <text:p>127.66</text:p>
          </table:table-cell>
          <table:table-cell table:style-name="ce3" table:formula="of:=[.C18]*3" office:value-type="float" office:value="129.6" calcext:value-type="float">
            <text:p>129.60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 (([.$D$6])*([.$D$3]/1000)/POWER(([.B19]/1000);2))" office:value-type="float" office:value="30" calcext:value-type="float">
            <text:p>30</text:p>
          </table:table-cell>
          <table:table-cell table:formula="of:=COS(ATAN([.$C$8]/[.B19]))+COS(ATAN([.$C$9]/[.B19]))+COS(ATAN([.$C$10]/[.B19]))" office:value-type="float" office:value="2.96859400751279" calcext:value-type="float">
            <text:p>2.9685940075</text:p>
          </table:table-cell>
          <table:table-cell table:style-name="ce3" table:formula="of:=[.C19]*[.D19]" office:value-type="float" office:value="89.0578202253838" calcext:value-type="float">
            <text:p>89.06</text:p>
          </table:table-cell>
          <table:table-cell table:style-name="ce3" table:formula="of:=[.C19]*3" office:value-type="float" office:value="90" calcext:value-type="float">
            <text:p>90.00</text:p>
          </table:table-cell>
          <table:table-cell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 (([.$D$6])*([.$D$3]/1000)/POWER(([.B20]/1000);2))" office:value-type="float" office:value="22.0408163265306" calcext:value-type="float">
            <text:p>22.0408163265</text:p>
          </table:table-cell>
          <table:table-cell table:formula="of:=COS(ATAN([.$C$8]/[.B20]))+COS(ATAN([.$C$9]/[.B20]))+COS(ATAN([.$C$10]/[.B20]))" office:value-type="float" office:value="2.97682689292583" calcext:value-type="float">
            <text:p>2.9768268929</text:p>
          </table:table-cell>
          <table:table-cell table:style-name="ce3" table:formula="of:=[.C20]*[.D20]" office:value-type="float" office:value="65.6116947828551" calcext:value-type="float">
            <text:p>65.61</text:p>
          </table:table-cell>
          <table:table-cell table:style-name="ce3" table:formula="of:=[.C20]*3" office:value-type="float" office:value="66.1224489795918" calcext:value-type="float">
            <text:p>66.12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 (([.$D$6])*([.$D$3]/1000)/POWER(([.B21]/1000);2))" office:value-type="float" office:value="16.875" calcext:value-type="float">
            <text:p>16.875</text:p>
          </table:table-cell>
          <table:table-cell table:formula="of:=COS(ATAN([.$C$8]/[.B21]))+COS(ATAN([.$C$9]/[.B21]))+COS(ATAN([.$C$10]/[.B21]))" office:value-type="float" office:value="2.98220833549509" calcext:value-type="float">
            <text:p>2.9822083355</text:p>
          </table:table-cell>
          <table:table-cell table:style-name="ce3" table:formula="of:=[.C21]*[.D21]" office:value-type="float" office:value="50.3247656614797" calcext:value-type="float">
            <text:p>50.32</text:p>
          </table:table-cell>
          <table:table-cell table:style-name="ce3" table:formula="of:=[.C21]*3" office:value-type="float" office:value="50.625" calcext:value-type="float">
            <text:p>50.63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 (([.$D$6])*([.$D$3]/1000)/POWER(([.B22]/1000);2))" office:value-type="float" office:value="13.3333333333333" calcext:value-type="float">
            <text:p>13.3333333333</text:p>
          </table:table-cell>
          <table:table-cell table:formula="of:=COS(ATAN([.$C$8]/[.B22]))+COS(ATAN([.$C$9]/[.B22]))+COS(ATAN([.$C$10]/[.B22]))" office:value-type="float" office:value="2.98591529021103" calcext:value-type="float">
            <text:p>2.9859152902</text:p>
          </table:table-cell>
          <table:table-cell table:style-name="ce3" table:formula="of:=[.C22]*[.D22]" office:value-type="float" office:value="39.8122038694804" calcext:value-type="float">
            <text:p>39.81</text:p>
          </table:table-cell>
          <table:table-cell table:style-name="ce3" table:formula="of:=[.C22]*3" office:value-type="float" office:value="40" calcext:value-type="float">
            <text:p>40.00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 (([.$D$6])*([.$D$3]/1000)/POWER(([.B23]/1000);2))" office:value-type="float" office:value="10.8" calcext:value-type="float">
            <text:p>10.8</text:p>
          </table:table-cell>
          <table:table-cell table:formula="of:=COS(ATAN([.$C$8]/[.B23]))+COS(ATAN([.$C$9]/[.B23]))+COS(ATAN([.$C$10]/[.B23]))" office:value-type="float" office:value="2.98857562512768" calcext:value-type="float">
            <text:p>2.9885756251</text:p>
          </table:table-cell>
          <table:table-cell table:style-name="ce3" table:formula="of:=[.C23]*[.D23]" office:value-type="float" office:value="32.2766167513789" calcext:value-type="float">
            <text:p>32.28</text:p>
          </table:table-cell>
          <table:table-cell table:style-name="ce3" table:formula="of:=[.C23]*3" office:value-type="float" office:value="32.4" calcext:value-type="float">
            <text:p>32.40</text:p>
          </table:table-cell>
          <table:table-cell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 (([.$D$6])*([.$D$3]/1000)/POWER(([.B24]/1000);2))" office:value-type="float" office:value="8.92561983471074" calcext:value-type="float">
            <text:p>8.9256198347</text:p>
          </table:table-cell>
          <table:table-cell table:formula="of:=COS(ATAN([.$C$8]/[.B24]))+COS(ATAN([.$C$9]/[.B24]))+COS(ATAN([.$C$10]/[.B24]))" office:value-type="float" office:value="2.99054870450006" calcext:value-type="float">
            <text:p>2.9905487045</text:p>
          </table:table-cell>
          <table:table-cell table:style-name="ce3" table:formula="of:=[.C24]*[.D24]" office:value-type="float" office:value="26.6925008335542" calcext:value-type="float">
            <text:p>26.69</text:p>
          </table:table-cell>
          <table:table-cell table:style-name="ce3" table:formula="of:=[.C24]*3" office:value-type="float" office:value="26.7768595041322" calcext:value-type="float">
            <text:p>26.78</text:p>
          </table:table-cell>
          <table:table-cell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 (([.$D$6])*([.$D$3]/1000)/POWER(([.B25]/1000);2))" office:value-type="float" office:value="7.5" calcext:value-type="float">
            <text:p>7.5</text:p>
          </table:table-cell>
          <table:table-cell table:formula="of:=COS(ATAN([.$C$8]/[.B25]))+COS(ATAN([.$C$9]/[.B25]))+COS(ATAN([.$C$10]/[.B25]))" office:value-type="float" office:value="2.99205209780987" calcext:value-type="float">
            <text:p>2.9920520978</text:p>
          </table:table-cell>
          <table:table-cell table:style-name="ce3" table:formula="of:=[.C25]*[.D25]" office:value-type="float" office:value="22.440390733574" calcext:value-type="float">
            <text:p>22.44</text:p>
          </table:table-cell>
          <table:table-cell table:style-name="ce3" table:formula="of:=[.C25]*3" office:value-type="float" office:value="22.5" calcext:value-type="float">
            <text:p>22.50</text:p>
          </table:table-cell>
          <table:table-cell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 (([.$D$6])*([.$D$3]/1000)/POWER(([.B26]/1000);2))" office:value-type="float" office:value="6.3905325443787" calcext:value-type="float">
            <text:p>6.3905325444</text:p>
          </table:table-cell>
          <table:table-cell table:formula="of:=COS(ATAN([.$C$8]/[.B26]))+COS(ATAN([.$C$9]/[.B26]))+COS(ATAN([.$C$10]/[.B26]))" office:value-type="float" office:value="2.9932237127342" calcext:value-type="float">
            <text:p>2.9932237127</text:p>
          </table:table-cell>
          <table:table-cell table:style-name="ce3" table:formula="of:=[.C26]*[.D26]" office:value-type="float" office:value="19.1282935488339" calcext:value-type="float">
            <text:p>19.13</text:p>
          </table:table-cell>
          <table:table-cell table:style-name="ce3" table:formula="of:=[.C26]*3" office:value-type="float" office:value="19.1715976331361" calcext:value-type="float">
            <text:p>19.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23:46.284621917</meta:creation-date>
    <dc:date>2017-10-11T14:28:18.542489095</dc:date>
    <meta:editing-duration>PT22M41S</meta:editing-duration>
    <meta:editing-cycles>2</meta:editing-cycles>
    <meta:generator>LibreOffice/5.1.6.2$Linux_X86_64 LibreOffice_project/10m0$Build-2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stroke-dash="Ultrafine_20_2_20_Dots_20_3_20_Dashes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4.594cm" svg:y="0.316cm" chart:style-name="ch2">
          <text:p>Illuminance received per distance</text:p>
        </chart:title>
        <chart:legend svg:x="11.918cm" svg:y="0.617cm" style:legend-expansion="custom" chartooo:width="3.145cm" chartooo:height="1.096cm" style:legend-expansion-aspect-ratio="2.86952554744526" chart:style-name="ch3"/>
        <chart:plot-area chart:style-name="ch4" table:cell-range-address="Sheet1.I17:Sheet1.I17 Sheet1.B16:Sheet1.B23 Sheet1.E15:Sheet1.F23" chart:data-source-has-labels="both" svg:x="1.33cm" svg:y="1.275cm" svg:width="14.347cm" svg:height="6.57cm">
          <chartooo:coordinate-region svg:x="2.613cm" svg:y="1.474cm" svg:width="12.692cm" svg:height="5.724cm"/>
          <chart:axis chart:dimension="x" chart:name="primary-x" chart:style-name="ch5" chartooo:axis-type="auto">
            <chartooo:date-scale/>
            <chart:title svg:x="7.401cm" svg:y="8.025cm" chart:style-name="ch6">
              <text:p>Distance (mm)</text:p>
            </chart:title>
            <chart:categories table:cell-range-address="Sheet1.B16:Sheet1.B23"/>
          </chart:axis>
          <chart:axis chart:dimension="x" chart:name="secondary-x" chart:style-name="ch7"/>
          <chart:axis chart:dimension="y" chart:name="primary-y" chart:style-name="ch8">
            <chart:title svg:x="0.451cm" svg:y="5.808cm" chart:style-name="ch9">
              <text:p>Illuminance (lux)</text:p>
            </chart:title>
            <chart:grid chart:style-name="ch10" chart:class="major"/>
          </chart:axis>
          <chart:series chart:style-name="ch11" chart:values-cell-range-address="Sheet1.F16:Sheet1.F23" chart:label-cell-address="Sheet1.F15:Sheet1.F15" chart:class="chart:line">
            <chart:data-point chart:repeated="8"/>
          </chart:series>
          <chart:series chart:style-name="ch12" chart:values-cell-range-address="Sheet1.E16:Sheet1.E23" chart:label-cell-address="Sheet1.E15:Sheet1.E1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angle</text:p>
                <draw:g>
                  <svg:desc>Sheet1.F15:Sheet1.F15</svg:desc>
                </draw:g>
              </table:table-cell>
              <table:table-cell office:value-type="string">
                <text:p>with angle</text:p>
                <draw:g>
                  <svg:desc>Sheet1.E15:Sheet1.E15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Sheet1.B16:Sheet1.B23</svg:desc>
                </draw:g>
              </table:table-cell>
              <table:table-cell office:value-type="float" office:value="360">
                <text:p>360</text:p>
                <draw:g>
                  <svg:desc>Sheet1.F16:Sheet1.F23</svg:desc>
                </draw:g>
              </table:table-cell>
              <table:table-cell office:value-type="float" office:value="345.617112366199">
                <text:p>345.617112366199</text:p>
                <draw:g>
                  <svg:desc>Sheet1.E16:Sheet1.E23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2.5">
                <text:p>202.5</text:p>
              </table:table-cell>
              <table:table-cell office:value-type="float" office:value="197.824306225437">
                <text:p>197.8243062254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9.6">
                <text:p>129.6</text:p>
              </table:table-cell>
              <table:table-cell office:value-type="float" office:value="127.6600626357">
                <text:p>127.660062635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0">
                <text:p>90</text:p>
              </table:table-cell>
              <table:table-cell office:value-type="float" office:value="89.0578202253838">
                <text:p>89.057820225383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6.1224489795918">
                <text:p>66.1224489795918</text:p>
              </table:table-cell>
              <table:table-cell office:value-type="float" office:value="65.6116947828551">
                <text:p>65.611694782855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0.625">
                <text:p>50.625</text:p>
              </table:table-cell>
              <table:table-cell office:value-type="float" office:value="50.3247656614797">
                <text:p>50.324765661479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">
                <text:p>40</text:p>
              </table:table-cell>
              <table:table-cell office:value-type="float" office:value="39.8122038694804">
                <text:p>39.81220386948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.4">
                <text:p>32.4</text:p>
              </table:table-cell>
              <table:table-cell office:value-type="float" office:value="32.2766167513789">
                <text:p>32.2766167513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